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8" calcext:value-type="float">
            <text:p>5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23:05:14.9168242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6-02T23:10:35.117006984</dc:date>
    <dc:creator>Jesus Castagnetto</dc:creator>
    <meta:editing-duration>P6DT13H5M16S</meta:editing-duration>
    <meta:editing-cycles>654</meta:editing-cycles>
    <meta:generator>LibreOffice/7.1.3.2$Linux_X86_64 LibreOffice_project/10$Build-2</meta:generator>
    <meta:document-statistic meta:table-count="1" meta:cell-count="4386" meta:object-count="0"/>
  </office:meta>
</office:document-meta>
</file>